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able_20_Contents">
      <style:text-properties officeooo:rsid="00251622" officeooo:paragraph-rsid="00251622"/>
    </style:style>
    <style:style style:name="P6" style:family="paragraph" style:parent-style-name="Table_20_Contents">
      <style:text-properties officeooo:rsid="00251d27" officeooo:paragraph-rsid="0026008a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text-properties officeooo:rsid="001e4647" officeooo:paragraph-rsid="001336ca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paragraph-rsid="0027e844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2" style:family="paragraph" style:parent-style-name="Azione_20_attore" style:list-style-name="Numerazione_20_UC">
      <style:text-properties officeooo:rsid="0008c033" officeooo:paragraph-rsid="001336ca"/>
    </style:style>
    <style:style style:name="P13" style:family="paragraph" style:parent-style-name="Azione_20_sistema">
      <style:text-properties officeooo:rsid="0008c033" officeooo:paragraph-rsid="0008c033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08f40"/>
    </style:style>
    <style:style style:name="T5" style:family="text">
      <style:text-properties officeooo:rsid="001336ca"/>
    </style:style>
    <style:style style:name="T6" style:family="text">
      <style:text-properties officeooo:rsid="001a00d2"/>
    </style:style>
    <style:style style:name="T7" style:family="text">
      <style:text-properties officeooo:rsid="001e4647"/>
    </style:style>
    <style:style style:name="T8" style:family="text">
      <style:text-properties officeooo:rsid="001fac5c"/>
    </style:style>
    <style:style style:name="T9" style:family="text">
      <style:text-properties officeooo:rsid="00233fc4"/>
    </style:style>
    <style:style style:name="T10" style:family="text">
      <style:text-properties officeooo:rsid="00251622"/>
    </style:style>
    <style:style style:name="T11" style:family="text">
      <style:text-properties officeooo:rsid="0026008a"/>
    </style:style>
    <style:style style:name="T12" style:family="text">
      <style:text-properties officeooo:rsid="0027b99b"/>
    </style:style>
    <style:style style:name="T13" style:family="text">
      <style:text-properties officeooo:rsid="0027e84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Visualizza Eve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10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10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334766" text:style-name="Numerazione_20_UC">
              <text:list-item text:start-value="1">
                <text:p text:style-name="P12"><text:span text:style-name="T9">L'utente </text:span><text:s/>accede alla sezione <text:span text:style-name="T6">Eventi</text:span><text:span text:style-name="T5"> </text:span></text:p>
                <text:p text:style-name="P13"/>
              </text:list-item>
              <text:list-item>
                <text:p text:style-name="P13">Il sistema <text:span text:style-name="T3">visualizza</text:span> <text:span text:style-name="T7">la lista degli eventi </text:span><text:span text:style-name="T10">a lui pertinenti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7"><text:s/></text:span><text:span text:style-name="T9">L'utente</text:span> <text:span text:style-name="T7">ha visualizzato </text:span>correttamente<text:span text:style-name="T5"> </text:span><text:span text:style-name="T7">la lista</text:span><text:span text:style-name="T4"> </text:span><text:span text:style-name="T9">degli eventi </text:span><text:span text:style-name="T10">a lui pertinenti</text:span>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353720" text:style-name="L1">
              <text:list-header>
                <text:p text:style-name="P11">Nel caso di un errore <text:span text:style-name="T8">del sistema</text:span>, <text:span text:style-name="T8">quest' ultimo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non dovrà richi<text:span text:style-name="T12">e</text:span>dere piu' di <text:span text:style-name="T11">7 </text:span>secondi</text:p>
          </table:table-cell>
        </table:table-row>
      </table:table>
      <text:p text:style-name="P9"/>
      <text:p text:style-name="P10"><text:span text:style-name="T13">UC_H_17_visualizza_eventi: Visualizza even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1M45S</meta:editing-duration>
    <meta:editing-cycles>28</meta:editing-cycles>
    <meta:generator>LibreOffice/3.6$Windows_x86 LibreOffice_project/da8c1e6-fd468f4-454e206-f42a4a9-143cfd</meta:generator>
    <dc:date>2012-10-22T23:24:42.76</dc:date>
    <meta:document-statistic meta:table-count="1" meta:image-count="0" meta:object-count="0" meta:page-count="1" meta:paragraph-count="18" meta:word-count="94" meta:character-count="643" meta:non-whitespace-character-count="566"/>
  </office:meta>
</office:document-meta>
</file>